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/>
    </style:style>
    <style:style style:name="P2" style:family="paragraph" style:parent-style-name="Standard">
      <style:text-properties fo:color="#000000" style:font-name="Times New Roman" fo:font-weight="bold" style:font-weight-asian="bold" style:font-weight-complex="bold"/>
    </style:style>
    <style:style style:name="P3" style:family="paragraph" style:parent-style-name="Standard" style:list-style-name="L1">
      <style:text-properties fo:color="#000000" style:font-name="Times New Roman"/>
    </style:style>
    <style:style style:name="T1" style:family="text">
      <style:text-properties fo:font-variant="normal" fo:text-transform="none" fo:font-size="9.7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lp.src('...') <text:s/>= <text:s/>Used to pipe in all the files we're usings</text:p>
      <text:p text:style-name="P1"/>
      <text:p text:style-name="P1">$ npm install gulp --save-dev</text:p>
      <text:p text:style-name="P1">$ touch gulpfile.js</text:p>
      <text:p text:style-name="P1">$ npm install gulp-jshint gulp-jscs --save-dev</text:p>
      <text:p text:style-name="P1">$ npm install jshint-stylish --save-dev</text:p>
      <text:p text:style-name="P1">$ npm install gulp-util --save-dev</text:p>
      <text:p text:style-name="P1">$ ++ gulp-load-plugins</text:p>
      <text:p text:style-name="P1">$ ++ gulp-less gulp-autoprefixer</text:p>
      <text:p text:style-name="P1">$ ++ del </text:p>
      <text:p text:style-name="P1">$ ++ gulp-plumber</text:p>
      <text:p text:style-name="P1">$ ++ wired gulp-inject</text:p>
      <text:p text:style-name="P1">$ ++ gulp-nodemon</text:p>
      <text:p text:style-name="P1">$ ++ browser-sync</text:p>
      <text:p text:style-name="P1">$ ++ gulp-task-listing gulp-imagemin</text:p>
      <text:p text:style-name="P1"/>
      <text:p text:style-name="P1">/* jshint -W033 */ <text:s text:c="7"/>= <text:s/>ignore warnings in code</text:p>
      <text:p text:style-name="P1"/>
      <text:list xml:id="list6134189331234546638" text:style-name="L1">
        <text:list-item>
          <text:p text:style-name="P3">gulp less &amp; autoprefixer turnes LESS into CSS and adds -webkit properties</text:p>
        </text:list-item>
        <text:list-item>
          <text:p text:style-name="P3"><text:span text:style-name="T2">del</text:span> <text:s/>(package to delete files)</text:p>
        </text:list-item>
        <text:list-item>
          <text:p text:style-name="P3">add "<text:span text:style-name="T2">postinstall</text:span>": "gulp wiredep" to .bowerrc <text:s text:c="3"/>= <text:s text:c="3"/>add css/js files to .html</text:p>
        </text:list-item>
        <text:list-item>
          <text:p text:style-name="P3">gulp styles <text:s/>= <text:s/>generates new .css stylesheet and puts in /tmp folder from LESS</text:p>
        </text:list-item>
      </text:list>
      <text:p text:style-name="P1"/>
      <text:p text:style-name="P1"/>
      <text:p text:style-name="P1">- <text:span text:style-name="T2">Dependency tasks</text:span> will run first -- clean-styles runs first below:</text:p>
      <text:p text:style-name="P1">gulp.task('styles', ['clean-styles']...</text:p>
      <text:p text:style-name="P1"/>
      <text:p text:style-name="P2">inject bootstrap </text:p>
      <text:p text:style-name="P1">- add this to 'main' key of the bower.json in Bootstrap to recognize and inject</text:p>
      <text:p text:style-name="P1">--- <text:span text:style-name="T1">dist/css/bootstrap.css</text:span> </text:p>
      <text:p text:style-name="P1"/>
      <text:p text:style-name="P2">gulp-nodemon</text:p>
      <text:p text:style-name="P1">- Restarts node server, Watches file changes, Run tasks on fire of events</text:p>
      <text:p text:style-name="P1"/>
      <text:p text:style-name="P2">browser-sync</text:p>
      <text:p text:style-name="P1">- launches Browser, inject file changes, keeps all browsers in sync </text:p>
      <text:p text:style-name="P1">- Removed <text:s/>- <text:s/>see here for possible fix: </text:p>
      <text:p text:style-name="P1">https://github.com/nodejs/node-gyp/issues/629#issuecomment-153196245</text:p>
      <text:p text:style-name="P1">use: <text:s/>--msvs_version=2015 <text:s text:c="6"/>(not working still)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H5M55S</meta:editing-duration>
    <meta:editing-cycles>12</meta:editing-cycles>
    <meta:generator>OpenOffice/4.1.1$Win32 OpenOffice.org_project/411m6$Build-9775</meta:generator>
    <dc:date>2015-12-08T22:47:41.30</dc:date>
    <dc:creator>patrick s</dc:creator>
    <meta:document-statistic meta:table-count="0" meta:image-count="0" meta:object-count="0" meta:page-count="1" meta:paragraph-count="31" meta:word-count="195" meta:character-count="1272"/>
    <meta:user-defined meta:name="Info 1"/>
    <meta:user-defined meta:name="Info 2"/>
    <meta:user-defined meta:name="Info 3"/>
    <meta:user-defined meta:name="Info 4"/>
  </office:meta>
</office:document-meta>
</file>